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Consolas" fo:font-size="12pt" fo:letter-spacing="normal" fo:language="en" fo:country="US" fo:font-style="normal" fo:font-weight="normal" officeooo:rsid="0023cc84" officeooo:paragraph-rsid="0023386b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t favoriteMovie = "Gladiator";</text:p>
      <text:p text:style-name="P1">console.log(favoriteMovie);</text:p>
      <text:p text:style-name="P1"/>
      <text:p text:style-name="P1">const appName = "Instagram";</text:p>
      <text:p text:style-name="P1">console.log(appName);</text:p>
      <text:p text:style-name="P1"/>
      <text:p text:style-name="P1">const addressArticle = "Learn.javascript.ru"</text:p>
      <text:p text:style-name="P1">console.log(addressArticle);</text:p>
      <text:p text:style-name="P1"/>
      <text:p text:style-name="P1">const text = 'Lorem Ipsum - это текст-"рыба", часто используемый в печати и вэб-дизайне. Lorem Ipsum является стандартной "рыбой" для текстов на латинице с начала XVI века. В то время некий безымянный печатник создал большую коллекцию размеров и форм шрифтов, используя Lorem Ipsum для распечатки образцов. Lorem Ipsum не только успешно пережил без заметных изменений пять веков, но и перешагнул в электронный дизайн. Его популяризации в новое время послужили публикация листов Letraset с образцами Lorem Ipsum в 60-х годах и, в более недавнее время, программы электронной вёрстки типа Aldus PageMaker, в шаблонах которых используется Lorem Ipsum.'</text:p>
      <text:p text:style-name="P1">console.log(text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6T01:06:37.856000000</dc:date>
    <meta:editing-duration>PT4M2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8" meta:word-count="112" meta:character-count="848" meta:non-whitespace-character-count="744"/>
  </office:meta>
</office:document-meta>
</file>